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Dash_20_2" svg:stroke-width="0.026cm" svg:stroke-color="#008080" draw:stroke-linejoin="miter" draw:fill="solid" draw:fill-color="#cc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00cc99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4" style:family="graphic" style:parent-style-name="standard">
      <style:graphic-properties draw:stroke="solid" svg:stroke-width="0.026cm" svg:stroke-color="#000000" draw:stroke-linejoin="miter" draw:fill="solid" draw:fill-color="#ff950e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cc99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solid" svg:stroke-width="0.026cm" svg:stroke-color="#000000" draw:stroke-linejoin="miter" draw:fill="solid" draw:fill-color="#ff950e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26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1.048cm" fo:padding-top="0cm" fo:padding-bottom="0cm" fo:padding-left="0cm" fo:padding-right="0cm" fo:wrap-option="no-wrap" draw:shadow-color="#808080"/>
    </style:style>
    <style:style style:name="gr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1.319cm" fo:padding-top="0cm" fo:padding-bottom="0cm" fo:padding-left="0cm" fo:padding-right="0cm" fo:wrap-option="no-wrap" draw:shadow-color="#808080"/>
    </style:style>
    <style:style style:name="gr1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1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193cm" fo:padding-top="0cm" fo:padding-bottom="0cm" fo:padding-left="0cm" fo:padding-right="0cm" fo:wrap-option="no-wrap" draw:shadow-color="#808080"/>
    </style:style>
    <style:style style:name="gr2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2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5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6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7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8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39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0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1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2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08cm" fo:min-width="0.26cm" fo:padding-top="0cm" fo:padding-bottom="0cm" fo:padding-left="0cm" fo:padding-right="0cm" fo:wrap-option="no-wrap" draw:shadow-color="#808080"/>
    </style:style>
    <style:style style:name="gr43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6.382cm" fo:padding-top="0cm" fo:padding-bottom="0cm" fo:padding-left="0cm" fo:padding-right="0cm" fo:wrap-option="no-wrap" draw:shadow-color="#808080"/>
    </style:style>
    <style:style style:name="gr44" style:family="graphic" style:parent-style-name="standard" style:list-style-name="L1">
      <style:graphic-properties draw:stroke="none" draw:fill="none" draw:fill-color="#00cc99" draw:textarea-horizontal-align="justify" draw:textarea-vertical-align="top" draw:auto-grow-height="true" fo:min-height="0.593cm" fo:min-width="2.8cm" fo:padding-top="0.13cm" fo:padding-bottom="0.13cm" fo:padding-left="0.25cm" fo:padding-right="0.25cm" fo:wrap-option="no-wrap" draw:shadow-color="#808080"/>
    </style:style>
    <style:style style:name="gr45" style:family="graphic" style:parent-style-name="standard">
      <style:graphic-properties draw:stroke="solid" svg:stroke-width="0.026cm" svg:stroke-color="#000000" draw:stroke-linejoin="miter" draw:fill="solid" draw:fill-color="#ffff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margin-left="0cm" fo:margin-right="0cm" fo:margin-top="0.105cm" fo:margin-bottom="0cm" fo:line-height="100%" fo:text-align="center" fo:text-indent="0cm"/>
    </style:style>
    <style:style style:name="P4" style:family="paragraph">
      <style:paragraph-properties fo:margin-left="0cm" fo:margin-right="0cm" fo:margin-top="0.105cm" fo:margin-bottom="0cm" fo:line-height="100%" fo:text-align="center" fo:text-indent="0cm" style:writing-mode="lr-tb" style:font-independent-line-spacing="true"/>
    </style:style>
    <style:style style:name="P5" style:family="paragraph">
      <style:paragraph-properties fo:margin-left="0cm" fo:margin-right="0cm" fo:margin-top="0.123cm" fo:margin-bottom="0cm" fo:line-height="100%" fo:text-align="center" fo:text-indent="0cm"/>
    </style:style>
    <style:style style:name="P6" style:family="paragraph">
      <style:paragraph-properties fo:margin-left="0cm" fo:margin-right="0cm" fo:margin-top="0.123cm" fo:margin-bottom="0cm" fo:line-height="100%" fo:text-align="center" fo:text-indent="0cm" style:writing-mode="lr-tb" style:font-independent-line-spacing="true"/>
    </style:style>
    <style:style style:name="T1" style:family="text">
      <style:text-properties fo:font-family="'Comic Sans MS'" style:font-family-generic="script" style:font-pitch="variable" fo:font-size="12pt" style:font-size-asian="12pt" style:font-size-complex="12pt"/>
    </style:style>
    <style:style style:name="T2" style:family="text">
      <style:text-properties fo:font-family="'Comic Sans MS'" style:font-family-generic="script" style:font-pitch="variable" fo:font-size="14pt" fo:font-weight="bold" style:font-size-asian="14pt" style:font-weight-asian="bold" style:font-size-complex="14pt" style:font-weight-complex="bold"/>
    </style:style>
    <style:style style:name="T3" style:family="text">
      <style:text-properties fo:font-family="'Comic Sans MS'" style:font-family-generic="script" style:font-pitch="variable"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figure">
        <draw:custom-shape draw:style-name="gr1" draw:text-style-name="P1" draw:layer="layout" svg:width="1cm" svg:height="1.95cm" svg:x="19.2cm" svg:y="6.55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.199cm" svg:height="0.846cm" svg:x="20.966cm" svg:y="5.245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234cm" svg:height="4.233cm" svg:x="12.781cm" svg:y="4.222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583cm" svg:height="5.76cm" svg:x="1.175cm" svg:y="2.74cm">
          <text:p/>
          <draw:enhanced-geometry svg:viewBox="0 0 21600 21600" draw:path-stretchpoint-x="10800" draw:path-stretchpoint-y="10800" draw:text-areas="?f3 ?f4 ?f5 ?f6" draw:type="round-rectangle" draw:modifiers="63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1.891cm" svg:y1="7.977cm" svg:x2="2.182cm" svg:y2="6.68cm">
          <text:p/>
        </draw:line>
        <draw:line draw:style-name="gr2" draw:text-style-name="P2" draw:layer="layout" svg:x1="2.525cm" svg:y1="7.894cm" svg:x2="2.208cm" svg:y2="6.708cm">
          <text:p/>
        </draw:line>
        <draw:line draw:style-name="gr2" draw:text-style-name="P2" draw:layer="layout" svg:x1="2.182cm" svg:y1="6.68cm" svg:x2="2.786cm" svg:y2="5.485cm">
          <text:p/>
        </draw:line>
        <draw:line draw:style-name="gr2" draw:text-style-name="P2" draw:layer="layout" svg:x1="3.39cm" svg:y1="6.712cm" svg:x2="2.808cm" svg:y2="5.504cm">
          <text:p/>
        </draw:line>
        <draw:line draw:style-name="gr2" draw:text-style-name="P2" draw:layer="layout" svg:x1="3.932cm" svg:y1="4.207cm" svg:x2="2.759cm" svg:y2="5.486cm">
          <text:p/>
        </draw:line>
        <draw:line draw:style-name="gr2" draw:text-style-name="P2" draw:layer="layout" svg:x1="6.63cm" svg:y1="2.854cm" svg:x2="3.927cm" svg:y2="4.181cm">
          <text:p/>
        </draw:line>
        <draw:line draw:style-name="gr2" draw:text-style-name="P2" draw:layer="layout" svg:x1="11.941cm" svg:y1="1.553cm" svg:x2="6.565cm" svg:y2="2.88cm">
          <text:p/>
        </draw:line>
        <draw:line draw:style-name="gr2" draw:text-style-name="P2" draw:layer="layout" svg:x1="5.309cm" svg:y1="5.491cm" svg:x2="3.955cm" svg:y2="4.247cm">
          <text:p/>
        </draw:line>
        <draw:line draw:style-name="gr2" draw:text-style-name="P2" draw:layer="layout" svg:x1="9.435cm" svg:y1="4.247cm" svg:x2="6.626cm" svg:y2="2.845cm">
          <text:p/>
        </draw:line>
        <draw:line draw:style-name="gr2" draw:text-style-name="P2" draw:layer="layout" svg:x1="17.452cm" svg:y1="2.87cm" svg:x2="11.971cm" svg:y2="1.547cm">
          <text:p/>
        </draw:line>
        <draw:custom-shape draw:style-name="gr3" draw:text-style-name="P1" draw:layer="layout" svg:width="0.211cm" svg:height="0.212cm" svg:x="1.759cm" svg:y="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1cm" svg:height="0.212cm" svg:x="2.394cm" svg:y="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1cm" svg:height="0.211cm" svg:x="3.32cm" svg:y="6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9.435cm" svg:y1="4.287cm" svg:x2="8.262cm" svg:y2="5.566cm">
          <text:p/>
        </draw:line>
        <draw:line draw:style-name="gr2" draw:text-style-name="P2" draw:layer="layout" svg:x1="10.838cm" svg:y1="5.676cm" svg:x2="9.458cm" svg:y2="4.326cm">
          <text:p/>
        </draw:line>
        <draw:line draw:style-name="gr2" draw:text-style-name="P2" draw:layer="layout" svg:x1="4.696cm" svg:y1="6.654cm" svg:x2="5.3cm" svg:y2="5.459cm">
          <text:p/>
        </draw:line>
        <draw:line draw:style-name="gr2" draw:text-style-name="P2" draw:layer="layout" svg:x1="5.904cm" svg:y1="6.685cm" svg:x2="5.322cm" svg:y2="5.476cm">
          <text:p/>
        </draw:line>
        <draw:custom-shape draw:style-name="gr3" draw:text-style-name="P1" draw:layer="layout" svg:width="0.211cm" svg:height="0.211cm" svg:x="5.86cm" svg:y="6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12cm" svg:height="0.211cm" svg:x="4.563cm" svg:y="6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2cm" svg:height="0.212cm" svg:x="8.135cm" svg:y="5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0.252cm" svg:y1="6.865cm" svg:x2="10.856cm" svg:y2="5.67cm">
          <text:p/>
        </draw:line>
        <draw:line draw:style-name="gr2" draw:text-style-name="P2" draw:layer="layout" svg:x1="11.46cm" svg:y1="6.897cm" svg:x2="10.878cm" svg:y2="5.689cm">
          <text:p/>
        </draw:line>
        <draw:custom-shape draw:style-name="gr3" draw:text-style-name="P1" draw:layer="layout" svg:width="0.212cm" svg:height="0.212cm" svg:x="11.416cm" svg:y="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211cm" svg:height="0.212cm" svg:x="10.12cm" svg:y="6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7.452cm" svg:y1="2.906cm" svg:x2="14.749cm" svg:y2="4.234cm">
          <text:p/>
        </draw:line>
        <draw:line draw:style-name="gr2" draw:text-style-name="P2" draw:layer="layout" svg:x1="20.257cm" svg:y1="4.3cm" svg:x2="17.448cm" svg:y2="2.898cm">
          <text:p/>
        </draw:line>
        <draw:line draw:style-name="gr2" draw:text-style-name="P2" draw:layer="layout" svg:x1="15.226cm" svg:y1="7.977cm" svg:x2="15.517cm" svg:y2="6.68cm">
          <text:p/>
        </draw:line>
        <draw:line draw:style-name="gr2" draw:text-style-name="P2" draw:layer="layout" svg:x1="15.86cm" svg:y1="7.894cm" svg:x2="15.543cm" svg:y2="6.708cm">
          <text:p/>
        </draw:line>
        <draw:line draw:style-name="gr2" draw:text-style-name="P2" draw:layer="layout" svg:x1="13.03cm" svg:y1="6.707cm" svg:x2="13.634cm" svg:y2="5.512cm">
          <text:p/>
        </draw:line>
        <draw:line draw:style-name="gr2" draw:text-style-name="P2" draw:layer="layout" svg:x1="14.238cm" svg:y1="6.738cm" svg:x2="13.656cm" svg:y2="5.529cm">
          <text:p/>
        </draw:line>
        <draw:line draw:style-name="gr2" draw:text-style-name="P2" draw:layer="layout" svg:x1="14.78cm" svg:y1="4.234cm" svg:x2="13.607cm" svg:y2="5.513cm">
          <text:p/>
        </draw:line>
        <draw:line draw:style-name="gr2" draw:text-style-name="P2" draw:layer="layout" svg:x1="16.155cm" svg:y1="5.516cm" svg:x2="14.802cm" svg:y2="4.273cm">
          <text:p/>
        </draw:line>
        <draw:custom-shape draw:style-name="gr3" draw:text-style-name="P1" draw:layer="layout" svg:width="0.211cm" svg:height="0.212cm" svg:x="15.094cm" svg:y="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1cm" svg:height="0.212cm" svg:x="15.729cm" svg:y="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2cm" svg:height="0.212cm" svg:x="12.924cm" svg:y="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5.544cm" svg:y1="6.68cm" svg:x2="16.148cm" svg:y2="5.485cm">
          <text:p/>
        </draw:line>
        <draw:line draw:style-name="gr2" draw:text-style-name="P2" draw:layer="layout" svg:x1="16.752cm" svg:y1="6.712cm" svg:x2="16.17cm" svg:y2="5.504cm">
          <text:p/>
        </draw:line>
        <draw:custom-shape draw:style-name="gr3" draw:text-style-name="P1" draw:layer="layout" svg:width="0.211cm" svg:height="0.212cm" svg:x="16.708cm" svg:y="6.7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211cm" svg:height="0.212cm" svg:x="21.444cm" svg:y="5.6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3.956cm" svg:y1="8.004cm" svg:x2="14.247cm" svg:y2="6.708cm">
          <text:p/>
        </draw:line>
        <draw:line draw:style-name="gr2" draw:text-style-name="P2" draw:layer="layout" svg:x1="14.59cm" svg:y1="7.92cm" svg:x2="14.273cm" svg:y2="6.734cm">
          <text:p/>
        </draw:line>
        <draw:custom-shape draw:style-name="gr4" draw:text-style-name="P1" draw:layer="layout" svg:width="0.211cm" svg:height="0.212cm" svg:x="13.824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1cm" svg:height="0.212cm" svg:x="14.459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8.48cm" svg:y1="6.786cm" svg:x2="19.085cm" svg:y2="5.591cm">
          <text:p/>
        </draw:line>
        <draw:line draw:style-name="gr2" draw:text-style-name="P2" draw:layer="layout" svg:x1="19.689cm" svg:y1="6.818cm" svg:x2="19.107cm" svg:y2="5.61cm">
          <text:p/>
        </draw:line>
        <draw:line draw:style-name="gr2" draw:text-style-name="P2" draw:layer="layout" svg:x1="20.23cm" svg:y1="4.313cm" svg:x2="19.057cm" svg:y2="5.592cm">
          <text:p/>
        </draw:line>
        <draw:line draw:style-name="gr2" draw:text-style-name="P2" draw:layer="layout" svg:x1="21.607cm" svg:y1="5.595cm" svg:x2="20.253cm" svg:y2="4.352cm">
          <text:p/>
        </draw:line>
        <draw:custom-shape draw:style-name="gr7" draw:text-style-name="P1" draw:layer="layout" svg:width="0.211cm" svg:height="0.211cm" svg:x="18.375cm" svg:y="6.8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9.406cm" svg:y1="8.083cm" svg:x2="19.698cm" svg:y2="6.786cm">
          <text:p/>
        </draw:line>
        <draw:line draw:style-name="gr2" draw:text-style-name="P2" draw:layer="layout" svg:x1="20.04cm" svg:y1="8cm" svg:x2="19.723cm" svg:y2="6.814cm">
          <text:p/>
        </draw:line>
        <draw:custom-shape draw:style-name="gr4" draw:text-style-name="P1" draw:layer="layout" svg:width="0.212cm" svg:height="0.211cm" svg:x="19.274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2cm" svg:height="0.211cm" svg:x="19.909cm" svg:y="7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draw:layer="layout" svg:width="1.048cm" svg:height="0.508cm" svg:x="0.1cm" svg:y="0.212cm">
          <text:list text:style-name="L1">
            <text:list-header>
              <text:p text:style-name="P3"><text:span text:style-name="T1">11…1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4" draw:layer="layout" svg:width="1.319cm" svg:height="0.508cm" svg:x="21.589cm" svg:y="0.212cm">
          <text:list text:style-name="L1">
            <text:list-header>
              <text:p text:style-name="P3"><text:span text:style-name="T1">00…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4" draw:layer="layout" svg:width="0.193cm" svg:height="0.508cm" svg:x="8.782cm" svg:y="1.694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4" draw:layer="layout" svg:width="0.193cm" svg:height="0.508cm" svg:x="5.184cm" svg:y="2.964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4" draw:layer="layout" svg:width="0.193cm" svg:height="0.508cm" svg:x="3.067cm" svg:y="4.44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4" draw:layer="layout" svg:width="0.193cm" svg:height="0.508cm" svg:x="2.22cm" svg:y="5.71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4" draw:text-style-name="P4" draw:layer="layout" svg:width="0.193cm" svg:height="0.508cm" svg:x="1.797cm" svg:y="6.98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4" draw:layer="layout" svg:width="0.193cm" svg:height="0.508cm" svg:x="8.57cm" svg:y="4.65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4" draw:layer="layout" svg:width="0.193cm" svg:height="0.508cm" svg:x="10.264cm" svg:y="5.92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4" draw:layer="layout" svg:width="0.193cm" svg:height="0.508cm" svg:x="4.76cm" svg:y="5.71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4" draw:layer="layout" svg:width="0.193cm" svg:height="0.508cm" svg:x="13.015cm" svg:y="5.71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4" draw:layer="layout" svg:width="0.193cm" svg:height="0.508cm" svg:x="13.862cm" svg:y="6.98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4" draw:layer="layout" svg:width="0.193cm" svg:height="0.508cm" svg:x="15.132cm" svg:y="6.98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1" draw:text-style-name="P4" draw:layer="layout" svg:width="0.193cm" svg:height="0.508cm" svg:x="18.519cm" svg:y="5.92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2" draw:text-style-name="P4" draw:layer="layout" svg:width="0.193cm" svg:height="0.508cm" svg:x="19.365cm" svg:y="7.19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3" draw:text-style-name="P4" draw:layer="layout" svg:width="0.193cm" svg:height="0.508cm" svg:x="19.365cm" svg:y="4.657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4" draw:text-style-name="P4" draw:layer="layout" svg:width="0.193cm" svg:height="0.508cm" svg:x="13.862cm" svg:y="4.445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5" draw:text-style-name="P4" draw:layer="layout" svg:width="0.193cm" svg:height="0.508cm" svg:x="15.767cm" svg:y="2.964cm">
          <text:list text:style-name="L1">
            <text:list-header>
              <text:p text:style-name="P3"><text:span text:style-name="T1">1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6" draw:text-style-name="P4" draw:layer="layout" svg:width="0.26cm" svg:height="0.508cm" svg:x="2.425cm" svg:y="6.98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7" draw:text-style-name="P4" draw:layer="layout" svg:width="0.26cm" svg:height="0.508cm" svg:x="3.06cm" svg:y="5.71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4" draw:layer="layout" svg:width="0.26cm" svg:height="0.508cm" svg:x="4.753cm" svg:y="4.44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9" draw:text-style-name="P4" draw:layer="layout" svg:width="0.26cm" svg:height="0.508cm" svg:x="5.6cm" svg:y="5.71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0" draw:text-style-name="P4" draw:layer="layout" svg:width="0.26cm" svg:height="0.508cm" svg:x="8.14cm" svg:y="3.17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4" draw:layer="layout" svg:width="0.26cm" svg:height="0.508cm" svg:x="10.045cm" svg:y="4.44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4" draw:layer="layout" svg:width="0.26cm" svg:height="0.508cm" svg:x="11.315cm" svg:y="5.927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4" draw:layer="layout" svg:width="0.26cm" svg:height="0.508cm" svg:x="18.3cm" svg:y="2.752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4" draw:layer="layout" svg:width="0.26cm" svg:height="0.508cm" svg:x="15.548cm" svg:y="4.657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5" draw:text-style-name="P4" draw:layer="layout" svg:width="0.26cm" svg:height="0.508cm" svg:x="13.855cm" svg:y="5.71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6" draw:text-style-name="P4" draw:layer="layout" svg:width="0.26cm" svg:height="0.508cm" svg:x="14.49cm" svg:y="6.98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4" draw:layer="layout" svg:width="0.26cm" svg:height="0.508cm" svg:x="15.76cm" svg:y="6.98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8" draw:text-style-name="P4" draw:layer="layout" svg:width="0.26cm" svg:height="0.508cm" svg:x="16.395cm" svg:y="5.71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9" draw:text-style-name="P4" draw:layer="layout" svg:width="0.26cm" svg:height="0.508cm" svg:x="20.84cm" svg:y="4.445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4" draw:layer="layout" svg:width="0.26cm" svg:height="0.508cm" svg:x="19.565cm" svg:y="5.927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1" draw:text-style-name="P4" draw:layer="layout" svg:width="0.26cm" svg:height="0.508cm" svg:x="19.993cm" svg:y="7.197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" draw:text-style-name="P2" draw:layer="layout" svg:x1="22.555cm" svg:y1="0.887cm" svg:x2="0.753cm" svg:y2="0.887cm">
          <text:p/>
        </draw:line>
        <draw:custom-shape draw:style-name="gr42" draw:text-style-name="P4" draw:layer="layout" svg:width="0.26cm" svg:height="0.508cm" svg:x="14.49cm" svg:y="1.694cm">
          <text:list text:style-name="L1">
            <text:list-header>
              <text:p text:style-name="P3"><text:span text:style-name="T1">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1" draw:layer="layout" svg:width="0.212cm" svg:height="0.212cm" svg:x="1.73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1cm" svg:height="0.212cm" svg:x="2.394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1cm" svg:height="0.212cm" svg:x="3.3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2cm" svg:height="0.212cm" svg:x="4.537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1cm" svg:height="0.212cm" svg:x="5.86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1cm" svg:height="0.212cm" svg:x="8.109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1cm" svg:height="0.212cm" svg:x="10.1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1cm" svg:height="0.212cm" svg:x="11.39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2cm" svg:height="0.212cm" svg:x="12.924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2cm" svg:height="0.212cm" svg:x="13.797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2cm" svg:height="0.212cm" svg:x="14.43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2cm" svg:height="0.212cm" svg:x="15.12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1cm" svg:height="0.212cm" svg:x="15.729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2cm" svg:height="0.212cm" svg:x="16.681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212cm" svg:height="0.212cm" svg:x="18.401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2cm" svg:height="0.212cm" svg:x="19.274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1cm" svg:height="0.212cm" svg:x="19.936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2cm" svg:height="0.212cm" svg:x="21.417cm" svg:y="0.7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6" draw:layer="layout" svg:width="6.382cm" svg:height="0.593cm" svg:x="7.925cm" svg:y="0cm">
          <text:list text:style-name="L1">
            <text:list-header>
              <text:p text:style-name="P5"><text:span text:style-name="T2">Space of 160-bit numbers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5" draw:text-style-name="P1" draw:layer="layout" svg:width="0.211cm" svg:height="0.211cm" svg:x="19cm" svg:y="1.7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6" draw:layer="layout" svg:width="3.3cm" svg:height="0.853cm" svg:x="19.211cm" svg:y="1.5cm">
            <text:list text:style-name="L1">
              <text:list-header>
                <text:p text:style-name="P5"><text:span text:style-name="T3">Node / Peer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style-name="gr45" draw:text-style-name="P1" draw:layer="layout" svg:width="10.795cm" svg:height="0.635cm" svg:x="1.045cm" svg:y="2.5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4cm" svg:height="0.635cm" svg:x="12.9cm" svg:y="4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059cm" svg:height="0.635cm" svg:x="19.21cm" svg:y="6.41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1.905cm" svg:height="0.635cm" svg:x="20.695cm" svg:y="4.8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11cm" svg:height="0.212cm" svg:x="3.32cm" svg:y="2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1cm" svg:height="0.212cm" svg:x="8.109cm" svg:y="2.6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2cm" svg:height="0.212cm" svg:x="13.798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1cm" svg:height="0.212cm" svg:x="15.73cm" svg:y="4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2cm" svg:height="0.212cm" svg:x="19.275cm" svg:y="6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1cm" svg:height="0.212cm" svg:x="19.937cm" svg:y="6.5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12cm" svg:height="0.212cm" svg:x="21.417cm" svg:y="4.9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Dash_20_2" draw:display-name="Dash 2" draw:style="rect" draw:dots1="1" draw:dots1-length="0.026cm" draw:distance="0.026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8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5T11:25:42</meta:creation-date>
    <meta:editing-duration>PT22M14S</meta:editing-duration>
    <meta:editing-cycles>7</meta:editing-cycles>
    <meta:generator>OpenOffice.org/3.3$Unix OpenOffice.org_project/330m20$Build-9567</meta:generator>
    <meta:initial-creator>Alberto Montresor</meta:initial-creator>
    <dc:date>2011-10-25T12:07:19</dc:date>
    <dc:creator>Alberto Montresor</dc:creator>
    <meta:document-statistic meta:object-count="125"/>
  </office:meta>
</office:document-meta>
</file>